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line.describeArguments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.describeArguments( String [ ] args , int off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rgument.setFile( Fi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mmandline.addArguments( String [ ] 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andline.describeArguments( Commandline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.createArgument( boolean insertAtSt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mandline.create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ker.getPosi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mandline.toString( String [ ] lin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rgument.setLine( String 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andline.addArgumentsToList( ListIterator 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mandline.clear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.setPathref( Referenc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andline.addCommandToList( ListIterator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andline.createMar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.describeCommand( String [ ]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mmandline.describe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.getP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.Commandline( String toProce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mandline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.describe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.getExec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mandline.describeCommand( Commandline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ker.Marker( int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.Command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.setPath( Path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.setExecutable( String executa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andline.getCommand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andline.get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andline.quoteArgument( String argum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mmandline.translateCommandline( String toProces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8">
            <text:p text:style-name="Table_20_Contents">5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